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2" office:value-type="string" calcext:value-type="string">
            <text:p>Harmonic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2" office:value-type="string" calcext:value-type="string">
            <text:p>Harmonic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 Inverse half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r?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frequ?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?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23:26:02.618378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15T23:26:32.418813744</dc:date>
    <meta:editing-duration>PT1H7M42S</meta:editing-duration>
    <meta:editing-cycles>13</meta:editing-cycles>
    <meta:generator>LibreOffice/5.1.3.2$Linux_X86_64 LibreOffice_project/10m0$Build-2</meta:generator>
    <meta:document-statistic meta:table-count="1" meta:cell-count="1072" meta:object-count="0"/>
  </office:meta>
</office:document-meta>
</file>